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style:font-size-asian="11pt" style:font-size-complex="11pt"/>
    </style:style>
    <style:style style:name="P2" style:family="paragraph" style:parent-style-name="Standard" style:list-style-name="">
      <style:paragraph-properties fo:margin-left="0cm" fo:margin-right="0cm" fo:margin-top="0cm" fo:margin-bottom="0.353cm" fo:line-height="115%" fo:text-align="center" style:justify-single-word="false" fo:text-indent="0cm" style:auto-text-indent="false" style:text-autospace="none"/>
      <style:text-properties style:font-name="Calibri" fo:font-size="11pt" fo:language="none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 style:list-style-name="">
      <style:paragraph-properties fo:margin-left="0cm" fo:margin-right="0cm" fo:margin-top="0cm" fo:margin-bottom="0.353cm" fo:line-height="115%" fo:text-indent="0cm" style:auto-text-indent="false" style:text-autospace="none"/>
      <style:text-properties style:font-name="Calibri"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"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 style:list-style-name="">
      <style:paragraph-properties fo:margin-left="0cm" fo:margin-right="0cm" fo:margin-top="0cm" fo:margin-bottom="0.353cm" fo:line-height="115%" fo:text-align="center" style:justify-single-word="false" fo:text-indent="0cm" style:auto-text-indent="false" style:text-autospace="none"/>
      <style:text-properties style:font-name="Calibri" fo:font-size="11pt" fo:language="none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" fo:font-size="11pt" fo:language="none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" fo:font-size="11pt" fo:language="none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8" style:family="paragraph" style:parent-style-name="Standard" style:list-style-name="">
      <style:paragraph-properties fo:margin-left="0cm" fo:margin-right="0cm" fo:margin-top="0cm" fo:margin-bottom="0.353cm" fo:line-height="115%" fo:text-align="center" style:justify-single-word="false" fo:text-indent="0cm" style:auto-text-indent="false" style:text-autospace="none"/>
      <style:text-properties style:font-name="Calibri" fo:font-size="11pt" fo:language="none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9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" fo:font-size="11pt" fo:language="none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10" style:family="paragraph" style:parent-style-name="Standard" style:list-style-name="">
      <style:paragraph-properties fo:margin-left="0cm" fo:margin-right="0cm" fo:margin-top="0cm" fo:margin-bottom="0.353cm" fo:line-height="115%" fo:text-indent="0cm" style:auto-text-indent="false" style:text-autospace="none"/>
    </style:style>
    <style:style style:name="P11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</style:style>
    <style:style style:name="P12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fo:font-style="normal" style:font-style-asian="normal" style:font-style-complex="normal"/>
    </style:style>
    <style:style style:name="P13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1"/>
    </style:style>
    <style:style style:name="P14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1" fo:font-size="11pt" style:font-size-asian="11pt" style:font-size-complex="11pt"/>
    </style:style>
    <style:style style:name="T1" style:family="text">
      <style:text-properties style:font-name="Calibri" fo:font-size="11pt" fo:language="none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2" style:family="text">
      <style:text-properties style:font-name="Calibri" fo:font-size="11pt" fo:language="none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3" style:family="text">
      <style:text-properties style:font-name="Calibri" fo:font-size="11pt" fo:language="none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style:font-name="Calibri"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Calibri1" fo:font-style="normal" style:font-style-asian="normal" style:font-style-complex="normal"/>
    </style:style>
    <style:style style:name="T12" style:family="text">
      <style:text-properties style:font-name="Calibri1"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Calibri1" fo:font-size="11pt" style:font-size-asian="11pt" style:font-size-complex="11pt"/>
    </style:style>
    <style:style style:name="T14" style:family="text">
      <style:text-properties fo:language="none" fo:country="none" fo:font-style="normal" fo:font-weight="normal" style:font-name-asian="Calibri" style:font-style-asian="normal" style:font-weight-asian="normal" style:font-name-complex="Calibri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Folie ------------------------------------------------------------------------------------------------------------------------------------<text:line-break/>&gt;&gt; Herzlich Willkommen zur Abschlusspräsentation meiner Masterarbeit!</text:p>
      <text:p text:style-name="P10"><text:span text:style-name="T1">&gt; Die Arbeit wurde von Dr. Hornung betreut &amp; trägt den Titel:<text:line-break/></text:span><text:span text:style-name="T2"><text:tab/>A comparison study of predicition approaches for multiple training data sets &amp;<text:line-break/><text:tab/><text:tab/><text:tab/>test data with block-wise missing values <text:s/><text:line-break/></text:span><text:span text:style-name="T3">2. Folie ------------------------------------------------------------------------------------------------------------------------------------<text:line-break/><text:tab/><text:tab/>&gt;&gt; Schauen wir uns zuerst die Struktur der Präsentation an!</text:span></text:p>
      <text:p text:style-name="P3">[1] Zu Beginn wird erklärt was block-wise missingness ist</text:p>
      <text:p text:style-name="P3">[2] Anschließend kommen wir zum Methodenteil<text:line-break/><text:tab/>&gt; Hier wird zuerst das RF-Modell erklärt &amp; anschließen die darauf basierenden Ansätze <text:line-break/><text:tab/> <text:s text:c="2"/>um mit block-wise fehlenden Daten umzugehen:<text:tab/>Complete-Case,<text:line-break/><text:tab/><text:tab/><text:tab/><text:tab/><text:tab/><text:tab/><text:tab/><text:tab/>Single-Block,<text:line-break/><text:tab/><text:tab/><text:tab/><text:tab/><text:tab/><text:tab/><text:tab/><text:tab/>Imputation,<text:line-break/><text:tab/><text:tab/><text:tab/><text:tab/><text:tab/><text:tab/><text:tab/><text:tab/>Block-Wise &amp; <text:line-break/><text:tab/><text:tab/><text:tab/><text:tab/><text:tab/><text:tab/><text:tab/><text:tab/>Fold-Wise Approach!<text:line-break/><text:line-break/>[3] Im Teil 'Benchmark Experiment' werden die Metriken, Datensätze &amp; Techniken <text:line-break/> <text:s text:c="5"/>vorgestellt, um die Güte der verschiedenen Ansätze zu evaluieren</text:p>
      <text:p text:style-name="P3">[4] Im nächsten Kapitel werden dann die Ergebnisse der Benchmark-Experimente vorgestellt</text:p>
      <text:p text:style-name="P3">[5] Zum Schluss werden die Ergebnisse diskutiert, es wird ein Fazit gezogen &amp; <text:line-break/> <text:s text:c="5"/>Vorschläge für die weitere Forschung in diesem Themen-Gebiet gemacht </text:p>
      <text:p text:style-name="P5">3. Folie ------------------------------------------------------------------------------------------------------------------------------------<text:line-break/>&gt;&gt; Kommen wir zu dem Begriff 'Block-Wise Missingness'</text:p>
      <text:p text:style-name="P3">&gt; BWM ist ein spezieller Fall von fehlenden Daten, der häufig im Context von Multi-Omics Daten auftritt.</text:p>
      <text:p text:style-name="P10"><text:span text:style-name="T4">&gt; Es ist ein beispielhafter Datensatz mit block-weise fehlenden Daten gezeigt:<text:line-break/><text:tab/>&gt; Der Datensatz besteht aus 8 Beobachtungen &amp; insgesamt 105 Variablen:<text:line-break/><text:tab/><text:tab/>&gt; 'weight', 'height', 'income' &amp; 'education' sind ziemlich selbsterklärend<text:line-break/><text:tab/><text:tab/>&gt; 'g1', ..., 'g100' stehen für omics variablen<text:line-break/><text:tab/><text:tab/>&gt; 'Y' ist eine binäre Response-Variable</text:span></text:p>
      <text:p text:style-name="P10"><text:span text:style-name="T4">&gt; Daten mit BWM bestehen immer aus unterschiedlichen </text:span><text:span text:style-name="T3">BLOCKS </text:span><text:span text:style-name="T4">&amp; </text:span><text:span text:style-name="T3">FOLDS<text:line-break/><text:tab/>&gt; BLOCK: S</text:span><text:span text:style-name="T4">et von variablen, die inhaltlich zusammen hängen<text:line-break/><text:tab/>&gt; In dem <text:s/>Beispiel gibt es 3 Blocks! <text:line-break/><text:tab/><text:tab/>&gt; 'Block1' z.B. besteht aus den Variablen 'weight' &amp; 'height'</text:span></text:p>
      <text:p text:style-name="P10"><text:span text:style-name="T3"><text:tab/>&gt; FOLD: </text:span><text:span text:style-name="T4">Set von Observations, die in den gleichen Blöcken beobachtet wurden<text:line-break/><text:tab/>&gt; In dem Beispiel gibt es 3 Folds! <text:s/><text:line-break/><text:tab/><text:tab/>&gt; 'Fold1' z.B. besteht aus den Observations die in 'Block1' &amp; 'Block2' beobachtet wurden</text:span></text:p>
      <text:p text:style-name="P3"><text:tab/>&gt; Einzig die Response-Variable muss für alle Observations beobachtet worden sein!</text:p>
      <text:p text:style-name="P3">&gt; Daten mit BWM sind deshalb ein Problem, da die meisten statistischen Methoden vollständig<text:line-break/> <text:s text:c="3"/>beobachtete Daten benötigen!</text:p>
      <text:p text:style-name="P5"><text:soft-page-break/>4. Folie ------------------------------------------------------------------------------------------------------------------------------------<text:line-break/>&gt;&gt; Kommen wir zu dem <text:s/>Methoden-Teil</text:p>
      <text:p text:style-name="P4">&gt; Zuerst wird kurz das RF-Modell erklärt, da es die Grundlage für die nachkommenden Ansätze ist<text:line-break/><text:tab/>&gt; Das RF-Modell wurde 2001 von Breiman vorgestellt und ist eine Ensemble-Methode, die<text:line-break/><text:tab/> <text:s text:c="3"/>Entscheidungsbäume als Base-Learner benutzt<text:line-break/><text:tab/>&gt; Um die Entscheidungsbäume zu trainieren wird ein modifizierter Bagging-Ansatz verwendet<text:line-break/><text:tab/> <text:s text:c="4"/>--&gt; Dieser hat den Effekt, dass sich die einzelnen ENT-Bäume untereinander nicht zu ähnlich sind!<text:line-break/><text:tab/>&gt; Die Vorhersage eine RF entspricht dem durschnitt aller Vorhersagen seiner ENT-Bäume<text:line-break/><text:tab/>&gt; Die 'predicitive-performance' eines RF-Models kann intern mit dem out-of-bag-Error <text:line-break/><text:tab/> <text:s text:c="3"/>geschätzt werden<text:line-break/><text:tab/><text:tab/>--&gt; diese OOB-estimation fast identisch mit der aus einer 'n-fold cross-validation'</text:p>
      <text:p text:style-name="P5">5. Folie ------------------------------------------------------------------------------------------------------------------------------------<text:line-break/>&gt;&gt; Kommen wir zu dem <text:s/>1. Ansatz um mit block-wise fehlenden Daten umzugehen<text:line-break/>--&gt; COMPLETE-CASE APPROACH</text:p>
      <text:p text:style-name="P4">&gt; Idee besteht darin, <text:s/>die TrainingsDaten - in Bezug auf das Test-Set – so zu bearbeiten, dass sie keine <text:line-break/> <text:s text:c="2"/>Block-wise fehlende Daten mehr beinhalten!</text:p>
      <text:p text:style-name="P4">&gt; Der Ansatz wird anhand des untenstehenden Beispiel erklärt:<text:line-break/><text:tab/>&gt; Das Test-Set, besteht aus den Blöcken 'Clinical' und 'CNV'<text:line-break/><text:tab/>&gt; Darunter sind Trainingsdaten mit BWM dargestellt - bestehend aus insgesamt 4 blocks &amp; 3 Folds</text:p>
      <text:p text:style-name="P4">[1] Im ersten Schritt werden alle Folds aus den Trainings-Daten entfernt, denen mindestens ein Block aus<text:line-break/> <text:s text:c="5"/>dem Test-Set fehlt!<text:line-break/><text:tab/><text:span text:style-name="T5">&gt; Im Beispiel werden die Folds “Hospital1” &amp; “Hospital2” entfernt, da diesen entweder der Block<text:line-break/><text:tab/> <text:s text:c="3"/>'CNV' oder 'Clinical' fehlt </text:span></text:p>
      <text:p text:style-name="P4">[2] Im nächsten Schritt werden alle Blöck aus den Trainings-Daten entfernt, die nicht für die Test-Daten<text:line-break/> <text:s text:c="5"/>vorhanden sind!<text:line-break/><text:tab/><text:span text:style-name="T5">&gt; in dem Beispiel sind das die Blöcke RNA &amp; miRNA<text:line-break/><text:line-break/></text:span> <text:s text:c="5"/>--&gt; Auf dem resultierenden <text:s/>Datensatz (umrandet mit grüner Box) kann ein RF rergulär trainiert werden<text:line-break/> <text:s text:c="11"/>&amp; anschließend regulär Vorhersagen für das Test-Set treffen!<text:line-break/><text:line-break/>Der Ansatz hat 2 Nachteile:<text:line-break/><text:tab/>1) Die Daten werden nicht besonders effizient genutzt!<text:line-break/><text:tab/>2) Das 'Processing' der Trainings-Daten kann zu einem leeren Trainings-Daten führen! <text:line-break/><text:tab/><text:tab/>--&gt; Vorhersagen für das Test-Set dann nicht möglich!</text:p>
      <text:p text:style-name="P5">6. Folie ------------------------------------------------------------------------------------------------------------------------------------<text:line-break/>&gt;&gt; Kommen wir zu dem <text:s/>2. Ansatz um mit block-wise fehlenden Daten umzugehen<text:line-break/>--&gt; SINGLE-BLOCK APPROACH</text:p>
      <text:p text:style-name="P6">&gt; Die <text:span text:style-name="T9">Idee besteht darin, ein RF auf einem einzelnen Block - <text:s/>den Test- &amp; Train gemeinsam haben – zu fitten,<text:line-break/> <text:s text:c="2"/>um dann Vorhersagen für das Test-Set zu treffen.</text:span></text:p>
      <text:p text:style-name="P6"><text:span text:style-name="T9">&gt; Die Methode wird anhand des untenstehenden Beispiel erklärt:<text:line-break/><text:tab/>&gt; Trainings- &amp; Test-Daten sind die gleichen wie in dem Beispiel davor!</text:span></text:p>
      <text:p text:style-name="P6"><text:soft-page-break/><text:span text:style-name="T9">[1] Zuerst werden alle Blöcke, die sich Test- &amp; Train-Set teilen extrahiert &amp; basierend darauf RFs trainiert.<text:line-break/></text:span><text:span text:style-name="T6"><text:tab/>&gt;&gt; Im Beispiel haben die <text:s/>Trainings- &amp; Test-Daten die Blöcke 'Clinical' &amp; 'CNV' gemeinsam. <text:line-break/><text:tab/><text:tab/>--&gt; Auf jedem dieser Blocks wird ein seperates Modell trainiert --&gt; 2 Modelle!</text:span></text:p>
      <text:p text:style-name="P11"><text:span text:style-name="T4">[2] Jedes dieser trainierten RFs kann dann Vorgersagen für das Test-Set liefern.<text:line-break/></text:span><text:span text:style-name="T2"><text:tab/>&gt;&gt; In dem Beispiel würde jede Beobachtung aus dem Test-Set zwei Vorhersage erhalten:<text:line-break/><text:tab/><text:tab/>- einmal basierend auf dem CNV Block.</text:span><text:span text:style-name="T5"> &amp;<text:line-break/><text:tab/><text:tab/></text:span><text:span text:style-name="T2">- einmal basierend auf dem Clinical Block.</text:span></text:p>
      <text:p text:style-name="P12"><text:span text:style-name="T1"><text:s/>&gt; Nachteil dieses Ansatzes ist es, dass die Daten nicht besonders effizient verwendet werden </text:span></text:p>
      <text:p text:style-name="P5">7. Folie ------------------------------------------------------------------------------------------------------------------------------------<text:line-break/>&gt;&gt; Kommen wir zu dem <text:s/>3. Ansatz um mit block-wise fehlenden Daten umzugehen<text:line-break/>--&gt; IMPUTATION APPROACH</text:p>
      <text:p text:style-name="P4">&gt; Die Idee besteht darin, die fehlenden Trainins-Daten zu imputieren und anhand der imputierten <text:line-break/> <text:s text:c="2"/>Trainings-Daten kann dann ein RF gefittet werden, der Vorhersagen für das Test-Set treffen kann!</text:p>
      <text:p text:style-name="P4">&gt; Die Methode wird anhand des untenstehenden Beispiels erklärt:<text:line-break/><text:tab/>&gt; Die Trainingsdaten sind die gleichen wie in den Beispielen davor &amp; <text:line-break/> <text:tab/> <text:s text:c="2"/>das Test-Set ist zusätzlich in dem Block 'miRNA' beobachtet.<text:line-break/><text:line-break/>[1] Im ersten Schritt werden die fehlenden Daten mit der 'missForest'-Methode imputiert, sodass die<text:line-break/> <text:s text:c="5"/>Trainingsdaten anschließend komplett beobachtet sind</text:p>
      <text:p text:style-name="P4">[2] Im nächsten Schritt wird auf den Blöcken, die die imputierten Trainings-Daten und das Test-Set<text:line-break/> <text:s text:c="5"/>gemeinsam haben, ein RF trainiert &amp; anschließend verwendet um Vorhersagen für das Test-Set zu<text:line-break/> <text:s text:c="4"/>generieren!<text:line-break/><text:span text:style-name="T5"><text:tab/>&gt;&gt; In dem Beispiel haben die imputiereten Trainingsdaten und das Test-Set die Blöcke 'CNV',<text:line-break/><text:tab/> <text:s text:c="5"/>'Clinical' &amp; 'miRNA' gemeinsam. Basierend auf den Blöcke wird dann ein RF-Modell trainiert, <text:line-break/><text:tab/> <text:s text:c="5"/>das dann Vorhersagen für das Test-Set treffen kann</text:span></text:p>
      <text:p text:style-name="P4">&gt; Der Ansatz verwendet die Daten sehr effizient. <text:line-break/>&gt; Der Nachteil des Ansatzes besteht in der Imputation selbst:<text:tab/><text:line-break/><text:tab/>(1.) Viele fehlende Daten in dem Train-Set führen zu unverlässlichen Imputationen<text:line-break/><text:tab/>(2.) Falls die Trainingsdaten von verschiedenen Quellen zusammengetragen wurde, macht das die <text:line-break/><text:tab/> <text:s text:c="6"/>Imputation unzuverlässig, weil die Datensätze heterogen sind!</text:p>
      <text:p text:style-name="P5">8. Folie ------------------------------------------------------------------------------------------------------------------------------------<text:line-break/>&gt;&gt; Kommen wir zu dem <text:s/>4. Ansatz um mit block-wise fehlenden Daten umzugehen<text:line-break/>--&gt; BLOCK-WISE APPROACH</text:p>
      <text:p text:style-name="P4">&gt; Die Idee besteht darin, <text:s/>auf jedem Block in den Trainingsdaten ein seperates RF-Modell zu fitten. <text:line-break/> <text:s text:c="2"/>Für Vorhersagen auf dem Test-Set werden dann die Vorhersagen dieser block-wise Models aggregiert.</text:p>
      <text:p text:style-name="P6"><text:span text:style-name="T9">&gt; Die Methode wird anhand des untenstehenden Beispiel erklärt:<text:line-break/><text:tab/>&gt; Trainings- &amp; Test-Daten sind die gleichen wie in dem Beispiel davor!</text:span></text:p>
      <text:p text:style-name="P6"><text:span text:style-name="T9">[1] Zuerst werden die einzelnen Blöcke extrahiert, und auf deren beobachteten Teile wird <text:s/>jeweils ein <text:line-break/> <text:s text:c="5"/>seperates RF-Modell traininert<text:line-break/><text:tab/></text:span><text:span text:style-name="T6">&gt; Im Bsp. erhalten wir 4 seperate Modelle: <text:tab/>RF_clinical, RF_CNV, RF_rna &amp; RF_miRNA</text:span></text:p>
      <text:p text:style-name="P6"><text:soft-page-break/><text:span text:style-name="T9">[2] Im nächsten Schritt trifft jedes Modell Vorhersagen für das Test-Set! <text:line-break/> <text:s text:c="7"/>--&gt; Nur Modelle die auf einem Block trainiert wurden, der auch für das Test-Set vorhanden ist,<text:line-break/><text:tab/>können Vorhersagen treffen!<text:line-break/></text:span><text:span text:style-name="T6"><text:tab/><text:tab/>&gt; Im Bsp. können 3 der 4 Modelle Vorhersagen treffen. Einzig RF_CNV kann keine <text:tab/><text:tab/> <text:s text:c="16"/>Vorhersage treffen, da das Test-Set nicht in dem Block 'CNV' beobachtet wurde</text:span></text:p>
      <text:p text:style-name="P6"><text:span text:style-name="T9">[3] Diese block-wise predicitions werden dann zu einer finalen Vorhersage aggregiert!<text:line-break/><text:tab/>&gt; unweighted:<text:tab/>reinen Mittelwert der block-wise predicitions<text:line-break/><text:tab/>&gt; weighted:<text:tab/>Gewichte die Vorhersagen der block-wise Modells mit deren OOB-Accuracy/ <text:line-break/><text:tab/><text:tab/> <text:s text:c="14"/>OOB-F-1Score [bessere OOB-Metrik, höheres Gewicht]</text:span></text:p>
      <text:p text:style-name="P6"><text:span text:style-name="T9">&gt; Der Ansatz verwendet die Daten sehr effizient &amp; verwirft keine einzige Beobachtung!</text:span></text:p>
      <text:p text:style-name="P5">9. Folie ------------------------------------------------------------------------------------------------------------------------------------<text:line-break/>&gt;&gt; Kommen wir zu dem <text:s/>letzten Ansatz um mit block-wise fehlenden Daten umzugehen<text:line-break/>--&gt; FOLD-WISE APPROACH</text:p>
      <text:p text:style-name="P6"><text:span text:style-name="T9">&gt; Die Idee besteht darin, <text:s/>auf jedem Fold in den Trainingsdaten ein seperates RF-Modell zu fitten. <text:line-break/> <text:s text:c="2"/>Für Vorhersagen auf dem Test-Set werden dann die Vorhersagen dieser fold-wise Models aggregiert.</text:span></text:p>
      <text:p text:style-name="P6"><text:span text:style-name="T9">[1] Im ersten Schritt wird ein seperater RF auf jedem FOLD gefitted<text:line-break/><text:tab/>&gt;&gt; Dieser Schritt ist in dem untenstehenden Beispiel gezeigt:<text:line-break/><text:tab/> <text:s text:c="4"/>- Pro Fold werden die beobachteten Blöcke &amp; der Response Y genommen, <text:line-break/> <text:tab/> <text:s text:c="7"/>um damit ein RF zu trainieren <text:line-break/><text:tab/><text:tab/><text:tab/>--&gt; 3 Modelle: RF_Hospital1, RF_Hospital2 &amp; RF_Hospital3</text:span></text:p>
      <text:p text:style-name="P5">10. Folie -----------------------------------------------------------------------------------------------------------------------------------<text:line-break/>&gt;&gt; PRUNING</text:p>
      <text:p text:style-name="P4">&gt; Um Vorhersagen für ein Test-Set zu generieren, kann es sein, dass die ENTbäume der fold-wise-RFs<text:line-break/> <text:s text:c="2"/>gepruned werden müssen.<text:line-break/><text:tab/>--&gt; pruning wird in unserem Fall angewandt, wenn ein RF SplitVariablen enthält, die für das <text:line-break/> <text:tab/> <text:s text:c="5"/>Test-Set <text:s/>nicht vorhanden sind.</text:p>
      <text:p text:style-name="P4">&gt; Pruning wird anhand des untenstehenden Beispiels erklärt:<text:line-break/><text:tab/>&gt; Der Entscheidungsbaum links benutzt 'weight' &amp; 'height' als split-variablen &amp; hat 3 terminal nodes<text:line-break/><text:tab/><text:tab/>&gt; Nicht anwendbar auf Beobachtungen ohne die Variable 'Height'<text:line-break/><text:tab/>&gt; ABER, wenn wir den Baum prunen, kann dieser Vorhersagen auch ohne 'Heigh' treffen!<text:line-break/><text:tab/><text:tab/>&gt; Dazu wird der ENT-Baum zugerecht geschnitten, sodass jeder Node, der mit einer<text:line-break/><text:tab/> <text:s text:c="16"/>unbekannten Variable splitted zu einem Terminal Node wird<text:line-break/><text:tab/><text:span text:style-name="T5">&gt;&gt; in unserem Beispiel wird also der Node, der mit 'height' splitted zu einem terminal Node<text:line-break/><text:tab/><text:tab/>--&gt; <text:s/>Der geprunde Entscheidungsbaum kann jetzt Vorhersagen für Observations ohne<text:line-break/><text:tab/> <text:tab/> <text:s text:c="4"/>'height' variable treffen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oft-page-break/>11. Folie ----------------------------------------------------------------------------------------------------------------------------------<text:line-break/>&gt;&gt; Predicitions </text:p>
      <text:p text:style-name="P4">&gt; Der Prozess um eine Predicition für ein Test-Set zu generieren ist in der unten stehenden Grafik dargestellt<text:line-break/><text:tab/>&gt; Zuerst wird jedes Fold-wise fitted model nach einer Vorhersage gefragt:<text:line-break/><text:tab/><text:tab/><text:span text:style-name="T5">&gt; RF(Hospital2) wurde auf den Blocks 'Clinical' &amp; 'RNA' trainiert <text:tab/><text:line-break/><text:tab/><text:tab/><text:tab/>--&gt; Muss nicht gepruned werden &amp; kann regilär Vorhersagen für das Test-Set liefern</text:span></text:p>
      <text:p text:style-name="P7"><text:tab/><text:tab/>&gt; <text:s/>RF(Hospital1) &amp; RF(Hospital3) wurden beide auf einem Fold mit Block 'CNV' trainiert<text:line-break/><text:tab/><text:tab/><text:tab/>--&gt; Müssen gepruned werden, da sie evtl. 'CNV'-Variablen als Splits benutzen<text:line-break/><text:tab/> <text:s text:c="33"/>&amp; diese für das Test-Set nicht vorhanden sind!<text:line-break/><text:tab/><text:tab/><text:tab/><text:tab/>--&gt; Nach dem Pruning sind Vorhersagen für das Test-Set möglich </text:p>
      <text:p text:style-name="P7"><text:line-break/><text:span text:style-name="T7">[3] Die finale Vorhersage entspricht einem un-/ gewichteten Mittelwert der fold-wise Predicitons! <text:line-break/><text:tab/>&gt; unweighted:<text:tab/>reiner Mittelwert der fold-wise predicitions<text:line-break/><text:tab/>&gt; weighted:<text:tab/>Gewichte die Vorhersagen der gepruneden fold-wise Modells mit deren<text:line-break/><text:tab/><text:tab/><text:tab/>OOB-Accuracy/ <text:s/>OOB-F-1Score der [bessere OOB-Metrik, höheres Gewicht]</text:span></text:p>
      <text:p text:style-name="P8"><text:span text:style-name="T7">&gt; Der Ansatz verwendet die Daten sehr effizient!<text:line-break/><text:line-break/></text:span><text:span text:style-name="T8">12. Folie ----------------------------------------------------------------------------------------------------------------------------------<text:line-break/>&gt;&gt; Kapitel Benchmark-Experimente<text:line-break/>&gt;&gt; Metriken </text:span></text:p>
      <text:p text:style-name="P7"><text:span text:style-name="T7">&gt; Metriken werden allgemein verwendet, um zu bewerten, wie gut die Vorhersagen eines Modells mit den<text:line-break/> <text:s text:c="2"/>eigentlichen Daten übereinstimmen.<text:line-break/>&gt; Es werden nur Metriken für 'binäre Klassifikation' vorgestellt, die alle insensibel gegenüber <text:line-break/> <text:s text:c="2"/>Class-Inbalaces sind! </text:span></text:p>
      <text:p text:style-name="P7"><text:span text:style-name="T7"><text:tab/>&gt; F-1-Score: <text:tab/><text:tab/>Harmonische Mittel aus der Precsion und dem Recall <text:s/><text:line-break/><text:tab/><text:tab/><text:tab/><text:tab/>[1. = precision || 2. = recall]<text:line-break/><text:tab/>&gt; Balanced Accuracy: <text:tab/>Berechnet Accuracy seperat pro ResponseKlasse und entspricht dann dem<text:line-break/><text:tab/><text:tab/><text:tab/><text:tab/>durschschnitt dieser class-wise accuracies!<text:line-break/><text:tab/>&gt; Matthews Correlation Coefficent':<text:tab/>Entspricht der diskretisierung der 'Pearson-Correlation'<text:line-break/><text:tab/> <text:s/><text:tab/><text:tab/><text:tab/><text:tab/><text:tab/>für binäre Variablen</text:span></text:p>
      <text:p text:style-name="P7"><text:span text:style-name="T7">&gt; Alle Metriken sind am besten für den Wert 1, und umso schlechter, umso niedriger ihr Wert!</text:span></text:p>
      <text:p text:style-name="P8"><text:span text:style-name="T8">13. Folie ----------------------------------------------------------------------------------------------------------------------------------<text:line-break/>&gt;&gt; Kommen wir nun zur ersten Quelle von Multi-Omics Daten <text:line-break/>The Cancer Genome Atlas – kurz TCGA</text:span></text:p>
      <text:p text:style-name="P7"><text:span text:style-name="T7">&gt; Insgesamt wurden 21 Datensätze von meinem Betreuer zur Verfügung gestellt. </text:span></text:p>
      <text:p text:style-name="P13"><text:span text:style-name="T10">&gt; Die Variable 'gender' wurde als binäre response variable genutzt!<text:line-break/><text:tab/>&gt; Eigentlich</text:span> kein sinnvoller klinischer outcome, aber vollkommen ausreichend für eine<text:line-break/><text:tab/> <text:s text:c="2"/>methodische Untersuchung<text:line-break/><text:tab/>→ 7 DFs hatten diese Variable nicht und wurden entfernt <text:s/>→ 14 verwendbare Datensätze</text:p>
      <text:p text:style-name="P7"><text:soft-page-break/><text:span text:style-name="T7">&gt; Die 14 Dfs bestehen alle aus den 5 gleichen Blöcken, wobei die Anzahl an Variablen pro Block reduziert<text:line-break/> <text:s text:c="2"/>wurde, um den computionalen Aufwand zu reduzieren!<text:line-break/><text:tab/>--&gt; Die untenstehende Tablle zeigt für jeden Block die Anzahl an Variablen in den orginalen und <text:line-break/><text:tab/> <text:s text:c="5"/>dimensionsreduzierten Blöcken <text:s/>[z.B. 90% der Variablen aus 'Mutation' wurden entfernt!] </text:span></text:p>
      <text:p text:style-name="P8"><text:span text:style-name="T8">14. Folie ----------------------------------------------------------------------------------------------------------------------------------<text:line-break/>&gt; Da alle TCGA-DFs komplett beobachtet sind &amp; keine fehlenden Daten enthalten, muss block-wise missingness induziert werden, sodass die Daten für Benchmark Experimente verwendet werden können!</text:span></text:p>
      <text:p text:style-name="P14"><text:span text:style-name="T14">&gt; Insgesamt gibt es vier verschiedene patterns:<text:line-break/><text:tab/>[1] </text:span>Das erste zeigt den Fall, in dem die verschiedenen Folds alle in einem einzelnen <text:line-break/> <text:s text:c="16"/>omics- block &amp; dem clinical Block beobachtet wurden</text:p>
      <text:p text:style-name="P1"><text:tab/>[2] In dem zweiten Pattern ist der erste Fold in alle 5 Blocks beobachtet, der 2. Fold in nur<text:line-break/> <text:s text:c="18"/>4 Blocks, der 3. Fold <text:s/>in 3 Blocks usw.</text:p>
      <text:p text:style-name="P1"><text:tab/><text:line-break/><text:tab/>[3] In dem dritten Pattern wurden die beobachtetn Blöcke pro Fold zufällig gezogen</text:p>
      <text:p text:style-name="P7"><text:span text:style-name="T11"><text:tab/><text:line-break/><text:tab/>[4] In dem letzten Pattern wurden 2 blocks zu einem einzelne vereint <text:s/>[RNA &amp; miRAN + <text:line-break/><text:tab/> <text:s text:c="6"/>Mutation &amp; CNV] &amp; jeder Fold <text:s/>ist in einem Omics-Block &amp; einem Clinical Block beobachtet!</text:span></text:p>
      <text:p text:style-name="P8"><text:span text:style-name="T8">15. Folie ----------------------------------------------------------------------------------------------------------------------------------<text:line-break/>&gt; Um die verschiedenen Ansätze auf den TCGA Daten zu evaluerien wird folgender Algo verwendet!</text:span></text:p>
      <text:p text:style-name="P7"><text:span text:style-name="T7">[1] Zu Beginn wird ein Datensatz D, ein Approch APP &amp; ein Block-wise missingness pattern PATT ausgewählt.</text:span></text:p>
      <text:p text:style-name="P7"><text:span text:style-name="T7">[2] Der komplett beobachete Datensatz wird zuerste in 5 gleich große CV-folds eingeteilt<text:line-break/><text:tab/>[2-1] 1 CV-Fold dient als Test-Set &amp; die restlichen 4 dienen als Train-Set<text:line-break/><text:tab/>[2-2] In das TrainSet wird das block-wise missingness pattern 'PATT' induziert<text:line-break/><text:tab/>[2-3] Der Approach wird dann auf dem gleichen Test-Set mit unterschiedlich Kombinationen an <text:tab/> <text:s text:c="4"/><text:tab/> <text:s text:c="10"/>beobachteten Blöcken evaluiert!<text:line-break/><text:tab/><text:tab/>&gt; Test-Set, das in allen Blöcken beobachtet wurde<text:line-break/><text:tab/><text:tab/>&gt; alle möglichen Kombinationen des test-sets, bei den ein Block fehlt<text:line-break/><text:tab/><text:tab/>&gt; alle möglichen Kombinationen des test-sets, bei den zwei Blöcke fehlen<text:line-break/><text:tab/><text:tab/>&gt; usw. </text:span></text:p>
      <text:p text:style-name="P8"><text:span text:style-name="T8">16. Folie ----------------------------------------------------------------------------------------------------------------------------------<text:line-break/>&gt; Kommen wir nun zur zweiten Quelle für Mulit-Omics Daten:<text:tab/>'clinical asthma data'</text:span></text:p>
      <text:p text:style-name="P7"><text:span text:style-name="T7">&gt; Es ist ein 'real-world' Datensatz, der von der Arbeitsgruppe von Prof. Dr. med. Bianca Schaub kommt </text:span></text:p>
      <text:p text:style-name="P7"><text:span text:style-name="T7">&gt; Die Daten haben eine binäre response variable (Asthma Ja/Nein) &amp; ungefähr gleich viel Beobachtungen <text:line-break/> <text:s text:c="2"/>pro response-klasse</text:span></text:p>
      <text:p text:style-name="P7"><text:span text:style-name="T7">&gt; Um die verschiedenen Ansätze zu evaluerien wurde reguläre 5-fold CV angewandt</text:span></text:p>
      <text:p text:style-name="P7"><text:span text:style-name="T7">&gt; Die Daten bestehen aus 6 Blocks:<text:line-break/> <text:s text:c="2"/>&gt; <text:s/>Die einzelnen Blocks, sowie deren Anzahl an Beobachtungen &amp; Variablen sind in der Tabelle dargestellt!<text:line-break/><text:tab/>--&gt; desto weniger Beobachtungen pro Block, desto höherer der Aufwand, <text:line-break/><text:tab/> <text:s text:c="5"/>um die Daten für diesen Block zu erheben</text:span></text:p>
      <text:p text:style-name="P7"><text:span text:style-name="T7"/></text:p>
      <text:p text:style-name="P8"><text:soft-page-break/><text:span text:style-name="T8">17. Folie ----------------------------------------------------------------------------------------------------------------------------------<text:line-break/>&gt; Kommen wir nun zu den Ergebnissen der Benchmark Experimente.</text:span></text:p>
      <text:p text:style-name="P7"><text:span text:style-name="T8">&gt; Der Plot zeigt die Ergebnisse der verschiedenen Ansätze für die TCGA Daten mit BWM-Pattern 1</text:span><text:span text:style-name="T7"><text:line-break/><text:tab/>&gt; Hierbei zeigt die y-Achse den F-1 Score &amp; die x-Achse <text:s/>verschiedenen Test-Situationen<text:line-break/><text:tab/> <text:s text:c="2"/><text:tab/>[full <text:s text:c="11"/>= komplett beobachtetes Test-Set, <text:line-break/><text:tab/><text:tab/> miss1_A <text:s text:c="2"/>= Test-Set in dem Block 'A' fehlt, <text:line-break/><text:tab/> <text:s text:c="3"/><text:tab/> miss2_AB = <text:s/>Test-Set in dem Blöcke 'A' &amp; 'B' fehlen] </text:span></text:p>
      <text:p text:style-name="P7"><text:span text:style-name="T7"><text:tab/>&gt; Es werden immer nur die besten Ansätze gezeigt<text:line-break/><text:tab/><text:tab/>&gt; <text:s/>Für den SB-Approach steht in der Legende immer, welcher Block verwendet wurde <text:line-break/><text:tab/><text:tab/> <text:s text:c="3"/>[Hier ist es der Block 'A' --&gt; entspricht 'CNV' in dem pattern]<text:line-break/><text:tab/><text:tab/>&gt; <text:s/>Für den BW- &amp; FW-Approach steht in der Legende jeweils welche OOB-Metrik zur <text:tab/> <text:s/><text:tab/><text:tab/> <text:s text:c="3"/>Gewichtung verwendet wurde<text:line-break/><text:tab/><text:tab/> <text:s text:c="3"/>[Hier ist es der F-1-Score für beide Ansätze]<text:line-break/><text:line-break/>&gt; Der SB-Approach kann nur in den 9 Test-Situationen Vorhersagen treffen, die den Block 'A' enthalten<text:line-break/>&gt; Der CC-Approach kann auch nur in 9 Test-Situationen Vorhersagen treffen<text:line-break/>&gt; Alle restlichen Ansätze konnten für alle Test-Situaionen Vorhersagen treffen!<text:line-break/><text:line-break/>&gt; Der Fold-Wise approach hat den besten median F-1 Score in 11 test-situationen, <text:line-break/> <text:s text:c="2"/>der Imputation approach in 4 situationen &amp;<text:line-break/> <text:s text:c="3"/>der blockwise approach in 3 test-situationen</text:span></text:p>
      <text:p text:style-name="P8"><text:span text:style-name="T8">18. Folie ----------------------------------------------------------------------------------------------------------------------------------<text:line-break/>&gt; Der Plot zeigt die Ergebnisse der verschiedenen Ansätze für die TCGA Daten mit BWM-Pattern 2</text:span></text:p>
      <text:p text:style-name="P7"><text:span text:style-name="T7">&gt; Wieder zeigt die x-Achse die verschiedenen Test-Situationen &amp; <text:s/>die y-Achse den etnsprechenden F-1 Score</text:span></text:p>
      <text:p text:style-name="P7"><text:span text:style-name="T7">&gt; Block- &amp; Fold-Wise approach waren beide am besten mit dem F-1 Score als weight_metric<text:line-break/>&gt; Der SB-Approach war am besten mit Block 'D' – entspricht dem Block 'CNV' in dem pattern!</text:span></text:p>
      <text:p text:style-name="P7"><text:span text:style-name="T7">&gt; <text:s/>Bis auf den Single-Block approach können alle Ansätze Vorhersagen für alle Test-Situationen treffen!<text:line-break/> <text:s text:c="3"/>Der SB-Approach, nur in den 9 Test-Situationen mit einem feature-block 'D' </text:span></text:p>
      <text:p text:style-name="P7"><text:span text:style-name="T7">&gt; Der block-wise und Imputaion approach haben jeweils den besten median F-1 Score in 8 Test-Situations</text:span></text:p>
      <text:p text:style-name="P8"><text:span text:style-name="T8">19. Folie ----------------------------------------------------------------------------------------------------------------------------------<text:line-break/>&gt; Der Plot zeigt die Ergebnisse der verschiedenen Ansätze für die TCGA Daten mit BWM-Pattern 3</text:span></text:p>
      <text:p text:style-name="P7"><text:span text:style-name="T7">&gt; Wieder zeigt die x-Achse die verschiedenen Test-Situationen &amp; <text:s/>die y-Achse den etnsprechenden F-1 Score</text:span></text:p>
      <text:p text:style-name="P7"><text:span text:style-name="T7">&gt; Block- &amp; Fold-Wise approach waren beide am besten mit dem F-1 Score als weight_metric<text:line-break/>&gt; Der SB-Approach war am besten mit Block 'A' – entspricht dem Block 'CNV' in dem pattern!</text:span></text:p>
      <text:p text:style-name="P7"><text:span text:style-name="T7">&gt; Der CC-Approach kann in 16 Test-Situationen Vorhersagen treffen<text:line-break/>&gt; Der SB-Approach nur in den 9 Test-Situationen mit dem Block 'A'<text:line-break/>&gt; Alle restlichen Ansätze konnten für alle Test-Situaionen Vorhersagen treffen!</text:span></text:p>
      <text:p text:style-name="P7"><text:span text:style-name="T7">&gt; Der BW-Approach hat in 10 Test-Situationen den besten median F-1 Score,<text:line-break/> <text:s text:c="2"/>der Imputation Approach in 4 &amp; der FW-Approach in 2</text:span></text:p>
      <text:p text:style-name="P8"><text:soft-page-break/><text:span text:style-name="T8">20. Folie ----------------------------------------------------------------------------------------------------------------------------------<text:line-break/>&gt; Der Plot zeigt die Ergebnisse der verschiedenen Ansätze für die TCGA Daten mit BWM-Pattern 4</text:span></text:p>
      <text:p text:style-name="P7"><text:span text:style-name="T7">&gt; Wieder zeigt die x-Achse die verschiedenen Test-Situationen &amp; <text:s/>die y-Achse den etnsprechenden F-1 Score<text:line-break/> <text:s text:c="3"/>[weniger Test-Situationen, da die Trainings-Daten weniger Blocks enthält als in den Patterns davor]</text:span></text:p>
      <text:p text:style-name="P7"><text:span text:style-name="T7">&gt; Block- &amp; Fold-Wise approach waren beide am besten mit dem F-1 Score als weight_metric<text:line-break/>&gt; Der SB-Approach war am besten mit Block 'B' – entspricht dem Block 'Mutation &amp; CNV' in dem pattern!</text:span></text:p>
      <text:p text:style-name="P7"><text:span text:style-name="T7">&gt; Der CC-Approach kann in 5 der 6 Test-Situationen Vorhersagen treffen<text:line-break/>&gt; Der SB-Approach in gerade mal den 3 er 6 Test-Situationen<text:line-break/>&gt; Die restlichen Methoden konnten immer Vorhersagen treffen</text:span></text:p>
      <text:p text:style-name="P7"><text:span text:style-name="T7">&gt; Der FW-Approach hat in 4 Test-Situationen den besten median F-1 Score &amp;<text:line-break/> <text:s text:c="2"/>der Complete-Case Approach in einer einzelnen Test-Situation</text:span></text:p>
      <text:p text:style-name="P8"><text:span text:style-name="T8">21. Folie ----------------------------------------------------------------------------------------------------------------------------------<text:line-break/>&gt; Sprechen wir nun über die Ergebnisse mit dem "clincal-astha" daten-satz</text:span></text:p>
      <text:p text:style-name="P7"><text:span text:style-name="T7">&gt; Auf dem 'clinical asthma datensatz' wurden nicht nur die RF-Adaptions aus dieser Arbeit vergleichen,<text:line-break/> <text:s text:c="2"/>sondern auch mit den Methoden von Hagenberg's Masterarbeit</text:span></text:p>
      <text:p text:style-name="P11"><text:span text:style-name="T4">&gt; <text:s/>In Hagenberg's Arbeit wurden zwei verschiedene Priority-Lasso Adaptions vorgestellt, <text:s/>die direkt mit<text:line-break/> <text:s text:c="4"/>blockwise fehlenden Daten umgehen können! <text:line-break/><text:tab/>&gt;</text:span> 'PL - ignore' - <text:s/>noch unterteilt in: 'PL - ignore, intercept' &amp; 'PL - ignore, zero'<text:line-break/><text:tab/>&gt; 'PL - Impute' - noch unterteilt in: 'PL - Impute, max. n' &amp; 'PL - Impute, max. blocks'</text:p>
      <text:p text:style-name="Standard"><text:tab/>→ Diese Ansätze wurden evaluiert für die verschiedene Einstellungen <text:line-break/> <text:tab/> <text:s text:c="4"/>[e.g. verschiedene Prioritäten der Blocks, verschiedene Subset für die Predicition, ...]</text:p>
      <text:p text:style-name="Standard"/>
      <text:p text:style-name="P7"><text:span text:style-name="T7">&gt; Zudem wurde noch die mdd-sPLS Methode von Lorenzo als Reference Methode verwerndet</text:span></text:p>
      <text:p text:style-name="P8"><text:span text:style-name="T8">22. Folie ----------------------------------------------------------------------------------------------------------------------------------<text:line-break/>&gt; Kommen wir nun zu den Ergebnisse mit dem "clincal-astha" daten-satz</text:span></text:p>
      <text:p text:style-name="P11"><text:span text:style-name="T12">&gt; Die y-Achse zeigt den F-1 Score und die x-Achse die verschiedenen Ansätze.<text:line-break/><text:tab/>&gt; Single-Block Approach war am besten mit Block 'Questionaire' <text:line-break/><text:tab/>&gt; Block &amp; Fold-wise Approach waren am besten mit dem F-1 Score <text:s/>als weight metric!<text:line-break/><text:tab/>&gt; Für die verschiedenen PL-Ansätze steht die Priorität der Blöcke für die Vorhersagen <text:line-break/> <text:s text:c="17"/>in den eckigen Klammern<text:line-break/><text:tab/><text:tab/>--&gt; e.g. "PL-ignore, zero 1, 2, 3" <text:line-break/><text:tab/><text:tab/><text:tab/></text:span><text:span text:style-name="T13">--&gt; <text:s/>Der PL, ignore zero Ansatz der nur die Blöcke 1, 2, 3 <text:line-break/><text:tab/><text:tab/><text:tab/> <text:s text:c="4"/></text:span><text:span text:style-name="T12"><text:s/>[auch in der Reihenfolge] zum Vorhersagen benutzt</text:span></text:p>
      <text:p text:style-name="P11"><text:span text:style-name="T4">&gt; Die schlechtesten Ergebnisse erzielt der BW-Approach, gefolgt vom SB- &amp; CC-Approach!<text:line-break/>&gt; Der mdd-sPLS Ansatz ist nur marginal besser als der CC-Approach und schlechter als der schlechteste<text:line-break/> <text:s text:c="2"/>Priority-Lasso Ansatz!<text:line-break/>&gt; Der FW- &amp; Imputation-Approach erzielen die besten Ergebnisse von allen RF-Anpassungen! <text:line-break/> <text:s text:c="2"/>Und sind besser als der schlechteste Priority-Lasso Ansatz!<text:line-break/>&gt; Díe 3 besten Ansätze sind alle erreicht mit 'PL - ignmore, zero', wobei versch. Prioritäten &amp; subsets der<text:line-break/> <text:s text:c="2"/>Blocks für die Predicition benutzt wurden!</text:span></text:p>
      <text:p text:style-name="P8"><text:soft-page-break/><text:span text:style-name="T8">23. Folie ----------------------------------------------------------------------------------------------------------------------------------<text:line-break/>&gt; Kommen wir nun zu dem letzten Kapitel 'Discussion &amp; Conclusion'</text:span></text:p>
      <text:p text:style-name="P7"><text:span text:style-name="T8">&gt; Zu den RF-Approaches dieser Arbeit lässt sich folgendes sagen:</text:span><text:span text:style-name="T7"><text:line-break/><text:tab/>&gt; der CC &amp; SB-approach haben zu den schlechtesten Ergebnissen geführt!<text:line-break/><text:tab/>&gt; der BW- &amp; FW-Ansatz waren in allen Situationen am besten mit dem F-1 Score als weight-metric!<text:line-break/><text:tab/>&gt; BW- &amp; FW-Approach haben gegensätzliches Verhalten...<text:line-break/><text:tab/><text:tab/>--&gt; In Situationen wo FW sehr gut ist, ist BW eher schlecht &amp; auch andersrum!<text:line-break/><text:tab/>&gt; <text:s/>Die Ergebnisse des Imputation Ansatzes sind vergleichbar mit denen des FW- &amp; <text:s/>BW-Ansatzes!<text:line-break/><text:tab/>&gt; Imputation-, FW- &amp; BW-Approach sind sehr flexibel und konnten immer für alle Test-Situationen<text:line-break/><text:tab/> <text:s text:c="2"/>Vorhersagen treffe<text:line-break/><text:tab/>&gt; Der FW- &amp; Imputation approach sind die mit Abstand langsamsten Ansätze</text:span></text:p>
      <text:p text:style-name="P8"><text:span text:style-name="T8">24. Folie ----------------------------------------------------------------------------------------------------------------------------------<text:line-break/>&gt; Vergleich von Hagenberg's und meinen Ansätzen</text:span></text:p>
      <text:p text:style-name="P9"><text:span text:style-name="T7">&gt; Der Vergleich der Ansätze aus meiner und Hagenbergs Arbeit beruht nur auf den 'clinical asthma' daten</text:span></text:p>
      <text:p text:style-name="P7"><text:span text:style-name="T7">&gt; Der Imputation &amp; FW-Approach sind besser als die “mDD-sPLS methode” &amp; besser als 'PL, ignore'<text:line-break/> <text:s text:c="3"/>approach mit der naiven block-priority!</text:span></text:p>
      <text:p text:style-name="P7"><text:span text:style-name="T7">&gt; Mit anderen block prioritäten, sind die PL Ansätze allerdings deutlich besser!</text:span></text:p>
      <text:p text:style-name="P7"><text:span text:style-name="T7">&gt; <text:s/>Es sollte noch erwähnt werden, dass evtl. eine selection-bias entstanden ist, da die PL- Adaptions mit viel<text:line-break/> <text:s text:c="3"/>mehr unterschiedlichen settings ausprobiert wurden als die RF-Modelle!<text:line-break/><text:line-break/></text:span><text:span text:style-name="T8">--&gt; Die Wahl des optimal Ansatzes hängt von dem Vorwissen des Users zu den Daten ab!</text:span></text:p>
      <text:p text:style-name="P7"><text:span text:style-name="T7">&gt; Falls man weiß, welche Blöcke wichtig für den response sind, sollten die 'PL; ignore' Ansätze verwendet werden!</text:span></text:p>
      <text:p text:style-name="P7"><text:span text:style-name="T7">&gt; Falls man aber nicht weiß welche Blöcke wichtig sind &amp; welche nicht, sind die RF-Ansätze die besser Wahl!<text:line-break/><text:tab/>--&gt; besonders der FW &amp; BW-Approach, da diese eine OOB-Metric benutzen um die Importance <text:line-break/><text:tab/> <text:s text:c="5"/>der versch. Blöcke bzw. Folds zu schätzen!</text:span></text:p>
      <text:p text:style-name="P8"><text:span text:style-name="T8">25. Folie ----------------------------------------------------------------------------------------------------------------------------------<text:line-break/>&gt; Ausblick</text:span></text:p>
      <text:p text:style-name="P7"><text:span text:style-name="T7">&gt; Für die weitere Forschung, wäre es interessant die mdd-sPLS, RF-Adaptions &amp; PL-Approaches auf mehr <text:line-break/> <text:s text:c="2"/>als nur dem clincal asthma data zu vergleichen!</text:span></text:p>
      <text:p text:style-name="P7"><text:span text:style-name="T7">&gt; Der FW-Approach könnte direkt in C &amp; Java implemetniert werden, umso dessen Geschwindkeit zu<text:line-break/> <text:s text:c="2"/>erhöhen [momentan ist der Ansatz rein in R implemntiert]</text:span></text:p>
      <text:p text:style-name="P7"><text:span text:style-name="T7">&gt; Eine Kombination des FW-Approaches &amp; der Idee aus dem BlockForest Article klingt nach einem viel <text:line-break/> <text:s text:c="3"/>versprechend Ansatz!<text:line-break/><text:tab/>--&gt; split-point selection der Fold-Wise models passiert unter <text:s/>Berücksichtigung der block-struktur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 L</meta:initial-creator>
    <meta:creation-date>2020-08-05T12:30:33.87</meta:creation-date>
    <meta:document-statistic meta:table-count="0" meta:image-count="0" meta:object-count="0" meta:page-count="9" meta:paragraph-count="108" meta:word-count="3379" meta:character-count="25725"/>
    <dc:date>2020-08-05T15:20:49.21</dc:date>
    <dc:creator>F L</dc:creator>
    <meta:editing-duration>PT15M34S</meta:editing-duration>
    <meta:editing-cycles>1</meta:editing-cycles>
    <meta:generator>OpenOffice/4.1.1$Win32 OpenOffice.org_project/411m6$Build-9775</meta:generator>
  </office:meta>
</office:document-meta>
</file>